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ddressee">
      <style:paragraph-properties fo:text-align="start" style:justify-single-word="false"/>
      <style:text-properties officeooo:paragraph-rsid="000bee28"/>
    </style:style>
    <style:style style:name="P2" style:family="paragraph" style:parent-style-name="Text_20_body">
      <style:text-properties officeooo:paragraph-rsid="000d1a6c"/>
    </style:style>
    <style:style style:name="P3" style:family="paragraph" style:parent-style-name="Text_20_body">
      <style:text-properties officeooo:rsid="000eba9f" officeooo:paragraph-rsid="000eba9f"/>
    </style:style>
    <style:style style:name="P4" style:family="paragraph" style:parent-style-name="Text_20_body">
      <style:paragraph-properties fo:text-align="start" style:justify-single-word="false"/>
      <style:text-properties officeooo:rsid="000eba9f" officeooo:paragraph-rsid="000eba9f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0d1a6c"/>
    </style:style>
    <style:style style:name="T1" style:family="text">
      <style:text-properties officeooo:rsid="000bee28"/>
    </style:style>
    <style:style style:name="T2" style:family="text">
      <style:text-properties officeooo:rsid="000d1a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ellin. 21 de Septiembre de 2021<text:line-break/><text:line-break/>Señores:<text:line-break/>Telepe<text:span text:style-name="T1">rformance<text:line-break/>Ciudad<text:line-break/></text:span></text:p>
      <text:p text:style-name="P1"/>
      <text:p text:style-name="P1"/>
      <text:p text:style-name="P1"/>
      <text:p text:style-name="P5"><text:span text:style-name="T1">Apreciados señores, <text:line-break/><text:line-break/>Por la presente me dirijo a ustedes muy respetuosamente para presentarles mi renuncia al cargo de Agente de full service en la línea At&amp;t </text:span><text:span text:style-name="T2">en el cual me he desempeñado hace algunos meses</text:span><text:span text:style-name="T1">, el motivo de esto es que empiezo un nuevo desafío en un entrenamiento de 9 meses en fase inicial para Full-stack developer con una academia muy respetada en EEUU en el área de la tecnología y es una oportunidad que no me puedo dar el lujo de dejar pasar </text:span><text:span text:style-name="T2">y la cual por su exigencia no me va a dejar lugar a entregar la misma dedicación al trabajo que ustedes amablemente me confiaron.</text:span></text:p>
      <text:p text:style-name="P5"/>
      <text:p text:style-name="P6"><text:span text:style-name="T1">Tomo esta decisión con gran pesar ya que llevaba un proceso de mucho crecimiento en muchos sentidos en el </text:span><text:span text:style-name="T2">puesto, en la línea</text:span><text:span text:style-name="T1"> y en esta gran compañía la cual me abrió las puertas y de la que estoy muy agradecido </text:span><text:span text:style-name="T2">y de haber conocido personas de gran calidad que no hicieron mas que enriquecer mi mundo a todo nivel.</text:span></text:p>
      <text:p text:style-name="P4">Debido a la exigencia de la línea no he tenido mucho tiempo de calcular y ver si puedo pedir este horario o aquel que me sea mas conveniente y no lo alcanzaré a hacer ya que mi entrenamiento inició mas pronto de lo que pensé y la línea me necesita conectado si o si sin darme mas tiempo a planeación.</text:p>
      <text:p text:style-name="P3"/>
      <text:p text:style-name="P3">Por tanto me despido de nuevo con la mayor gratitud y respeto!<text:line-break/><text:line-break/><text:line-break/>Cordialmente <text:line-break/><text:line-break/><text:line-break/><text:line-break/><text:line-break/></text:p>
      <text:p text:style-name="P3">Diego Alberto Cano Londoño</text:p>
      <text:p text:style-name="P2"><text:span text:style-name="T1"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07:05:37.807819965</meta:creation-date>
    <dc:date>2021-09-21T08:01:13.688847317</dc:date>
    <meta:editing-duration>PT10M10S</meta:editing-duration>
    <meta:editing-cycles>1</meta:editing-cycles>
    <meta:document-statistic meta:table-count="0" meta:image-count="0" meta:object-count="0" meta:page-count="1" meta:paragraph-count="7" meta:word-count="254" meta:character-count="1386" meta:non-whitespace-character-count="1123"/>
    <meta:generator>LibreOffice/6.4.7.2$Linux_X86_64 LibreOffice_project/40$Build-2</meta:generator>
  </office:meta>
</office:document-meta>
</file>